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officeooo:rsid="000c8bac" officeooo:paragraph-rsid="000c8bac"/>
    </style:style>
    <style:style style:name="P2" style:family="paragraph" style:parent-style-name="Standard">
      <style:text-properties style:font-name="Malgun Gothic" fo:font-weight="bold" officeooo:rsid="000c8bac" officeooo:paragraph-rsid="000c8bac" style:font-weight-asian="bold" style:font-weight-complex="bold"/>
    </style:style>
    <style:style style:name="P3" style:family="paragraph" style:parent-style-name="Standard">
      <style:text-properties style:font-name="Malgun Gothic" officeooo:rsid="000dce9a" officeooo:paragraph-rsid="000dce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:</text:p>
      <text:p text:style-name="P1">x= ?</text:p>
      <text:p text:style-name="P1">if x ==”A”</text:p>
      <text:p text:style-name="P1">else if x==”B”</text:p>
      <text:p text:style-name="P1"/>
      <text:p text:style-name="P3"/>
      <text:p text:style-name="P3">C#</text:p>
      <text:p text:style-name="P3"/>
      <text:p text:style-name="P3">Writing a note to yourself in code: Anytime you put double forward-slashes, you can write a comment for yourself. A helpful example is writing what your code is supposed to be doing. e.g. "// a window should pop up and say Hello World"</text:p>
      <text:p text:style-name="P3"/>
      <text:p text:style-name="P3">What is Programming?</text:p>
      <text:p text:style-name="P3">- How to solve problems using specific, repeatable instructions</text:p>
      <text:p text:style-name="P3">-How to take the complex, abstract real world and represent it in concrete ways in code.</text:p>
      <text:p text:style-name="P3"/>
      <text:p text:style-name="P3">Math in Programming:</text:p>
      <text:p text:style-name="P3">Usews the normal mathematical symbols. </text:p>
      <text:p text:style-name="P3">- +, -, * (multiply), / (divide), % (modules)</text:p>
      <text:p text:style-name="P3">- = is the assignment operator, we will talk about it in the next section</text:p>
      <text:p text:style-name="P3">- There are a few special operators, ++, +=, --, -=, *= and /= which are used in the next section as well.</text:p>
      <text:p text:style-name="P3"/>
      <text:p text:style-name="P3">Uses the normal order of operations:</text:p>
      <text:p text:style-name="P3">- (parens) first, then multiply/divide, finally add/subtract</text:p>
      <text:p text:style-name="P3">- While it will normally not matter, if everything else is equal, each symbol will be evaluated left to right (2+2-2) the +will happen first, then the -.</text:p>
      <text:p text:style-name="P3"/>
      <text:p text:style-name="P3">Exercise - Maths:</text:p>
      <text:p text:style-name="P3">-Write down some common math formulas you may remember from school to have used before</text:p>
      <text:p text:style-name="P3">- You may use things like Pi</text:p>
      <text:p text:style-name="P3">-It's okay if you don't remember exact formulas for things</text:p>
      <text:p text:style-name="P3">- Make some up</text:p>
      <text:p text:style-name="P3"/>
      <text:p text:style-name="P3">-Varia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57:10.913000000</meta:creation-date>
    <dc:date>2017-02-23T09:33:29.841000000</dc:date>
    <meta:editing-duration>PT23H19M40S</meta:editing-duration>
    <meta:editing-cycles>1</meta:editing-cycles>
    <meta:document-statistic meta:table-count="0" meta:image-count="0" meta:object-count="0" meta:page-count="1" meta:paragraph-count="23" meta:word-count="218" meta:character-count="1187" meta:non-whitespace-character-count="992"/>
    <meta:generator>LibreOffice/5.3.0.3$Windows_X86_64 LibreOffice_project/7074905676c47b82bbcfbea1aeefc84afe1c50e1</meta:generator>
  </office:meta>
</office:document-meta>
</file>